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1101" officeooo:paragraph-rsid="00151101"/>
    </style:style>
    <style:style style:name="P2" style:family="paragraph" style:parent-style-name="Standard">
      <style:text-properties officeooo:rsid="00151101" officeooo:paragraph-rsid="00151101"/>
    </style:style>
    <style:style style:name="P3" style:family="paragraph" style:parent-style-name="Standard">
      <style:text-properties officeooo:rsid="0016f0b9" officeooo:paragraph-rsid="0016f0b9"/>
    </style:style>
    <style:style style:name="P4" style:family="paragraph" style:parent-style-name="Standard">
      <style:text-properties officeooo:rsid="00183343" officeooo:paragraph-rsid="00183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color<text:tab/><text:tab/><text:tab/>#09595a</text:p>
      <text:p text:style-name="P1">Text grey<text:tab/><text:tab/><text:tab/>#878787</text:p>
      <text:p text:style-name="P1">Slider color<text:tab/><text:tab/><text:tab/>#25bdbf</text:p>
      <text:p text:style-name="P1">Slider grey<text:tab/><text:tab/><text:tab/>#f4f1f1</text:p>
      <text:p text:style-name="P1">Background blue<text:tab/><text:tab/>#eefafa</text:p>
      <text:p text:style-name="P1">Button Yellow<text:tab/><text:tab/><text:tab/>#feca31</text:p>
      <text:p text:style-name="P1"/>
      <text:p text:style-name="P1"/>
      <text:p text:style-name="P3">Set minimum loan amount</text:p>
      <text:p text:style-name="P3">format currencies</text:p>
      <text:p text:style-name="P3">don’t let amount borrowed resize</text:p>
      <text:p text:style-name="P3">make interest rate editable</text:p>
      <text:p text:style-name="P4">min/max interest 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23:30.888515033</meta:creation-date>
    <dc:date>2020-11-29T23:12:33.471373113</dc:date>
    <meta:editing-duration>PT5H52M</meta:editing-duration>
    <meta:editing-cycles>3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1" meta:word-count="36" meta:character-count="249" meta:non-whitespace-character-count="213"/>
  </office:meta>
</office:document-meta>
</file>